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5.736cm" fo:margin-left="-0.053cm" table:align="left" style:writing-mode="lr-tb"/>
    </style:style>
    <style:style style:name="Tableau1.A" style:family="table-column">
      <style:table-column-properties style:column-width="2.963cm"/>
    </style:style>
    <style:style style:name="Tableau1.B" style:family="table-column">
      <style:table-column-properties style:column-width="1.058cm"/>
    </style:style>
    <style:style style:name="Tableau1.M" style:family="table-column">
      <style:table-column-properties style:column-width="1.06cm"/>
    </style:style>
    <style:style style:name="Tableau1.N" style:family="table-column">
      <style:table-column-properties style:column-width="0.071cm"/>
    </style:style>
    <style:style style:name="Tableau1.1" style:family="table-row">
      <style:table-row-properties style:min-row-height="1.415cm" style:keep-together="true" fo:keep-together="auto"/>
    </style:style>
    <style:style style:name="Tableau1.A1" style:family="table-cell">
      <style:table-cell-properties style:vertical-align="middle" fo:background-color="#d8d8d8" fo:padding-left="0.123cm" fo:padding-right="0.123cm" fo:padding-top="0cm" fo:padding-bottom="0cm" fo:border-left="0.035cm solid #000000" fo:border-right="none" fo:border-top="0.035cm solid #000000" fo:border-bottom="none" style:writing-mode="lr-tb">
        <style:background-image/>
      </style:table-cell-properties>
    </style:style>
    <style:style style:name="Tableau1.B1"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eau1.H1" style:family="table-cell">
      <style:table-cell-properties style:vertical-align="middle" fo:padding-left="0.123cm" fo:padding-right="0.123cm" fo:padding-top="0cm" fo:padding-bottom="0cm" fo:border-left="0.035cm solid #000000" fo:border-right="0.035cm solid #000000" fo:border-top="0.035cm solid #000000" fo:border-bottom="0.018cm solid #000000" style:writing-mode="lr-tb"/>
    </style:style>
    <style:style style:name="Tableau1.2" style:family="table-row">
      <style:table-row-properties style:min-row-height="0.912cm" style:keep-together="true" fo:keep-together="auto"/>
    </style:style>
    <style:style style:name="Tableau1.A2" style:family="table-cell">
      <style:table-cell-properties style:vertical-align="middle" fo:background-color="#d8d8d8" fo:padding-left="0.123cm" fo:padding-right="0.123cm" fo:padding-top="0cm" fo:padding-bottom="0cm" fo:border-left="0.035cm solid #000000" fo:border-right="none" fo:border-top="none" fo:border-bottom="0.018cm solid #000000" style:writing-mode="lr-tb">
        <style:background-image/>
      </style:table-cell-properties>
    </style:style>
    <style:style style:name="Tableau1.B2"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eau1.C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1.M2" style:family="table-cell">
      <style:table-cell-properties style:vertical-align="middle" fo:padding-left="0.123cm" fo:padding-right="0.123cm" fo:padding-top="0cm" fo:padding-bottom="0cm" fo:border-left="0.018cm solid #000000" fo:border-right="0.035cm solid #000000" fo:border-top="none" fo:border-bottom="0.018cm solid #000000" style:writing-mode="lr-tb"/>
    </style:style>
    <style:style style:name="Tableau1.3" style:family="table-row">
      <style:table-row-properties style:min-row-height="1.032cm" style:keep-together="true" fo:keep-together="auto"/>
    </style:style>
    <style:style style:name="Tableau1.A3" style:family="table-cell">
      <style:table-cell-properties style:vertical-align="middle" fo:padding-left="0.123cm" fo:padding-right="0.123cm" fo:padding-top="0cm" fo:padding-bottom="0cm" fo:border-left="0.035cm solid #000000" fo:border-right="0.035cm solid #000000" fo:border-top="none" fo:border-bottom="0.018cm solid #000000" style:writing-mode="lr-tb"/>
    </style:style>
    <style:style style:name="Tableau1.4" style:family="table-row">
      <style:table-row-properties style:min-row-height="1.369cm" style:keep-together="true" fo:keep-together="auto"/>
    </style:style>
    <style:style style:name="Tableau1.C4" style:family="table-cell">
      <style:table-cell-properties style:vertical-align="middle" fo:background-color="#d8d8d8"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B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eau1.M6" style:family="table-cell">
      <style:table-cell-properties style:vertical-align="middle" fo:background-color="#d8d8d8" fo:padding-left="0.123cm" fo:padding-right="0.123cm" fo:padding-top="0cm" fo:padding-bottom="0cm" fo:border-left="0.018cm solid #000000" fo:border-right="0.035cm solid #000000" fo:border-top="none" fo:border-bottom="0.018cm solid #000000" style:writing-mode="lr-tb">
        <style:background-image/>
      </style:table-cell-properties>
    </style:style>
    <style:style style:name="Tableau1.H9" style:family="table-cell">
      <style:table-cell-properties style:vertical-align="middle" fo:padding-left="0.123cm" fo:padding-right="0.123cm" fo:padding-top="0cm" fo:padding-bottom="0cm" fo:border-left="0.035cm solid #000000" fo:border-right="0.035cm solid #000000" fo:border-top="0.018cm solid #000000" fo:border-bottom="0.018cm solid #000000" style:writing-mode="lr-tb"/>
    </style:style>
    <style:style style:name="Tableau1.12" style:family="table-row">
      <style:table-row-properties style:min-row-height="1.027cm" style:keep-together="true" fo:keep-together="auto"/>
    </style:style>
    <style:style style:name="Tableau1.A1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1.13" style:family="table-row">
      <style:table-row-properties style:min-row-height="1.05cm" style:keep-together="true" fo:keep-together="auto"/>
    </style:style>
    <style:style style:name="Tableau1.H13"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2" style:family="table">
      <style:table-properties style:width="16.999cm" table:align="margins"/>
    </style:style>
    <style:style style:name="Tableau2.A"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5cm" style:rel-column-width="3276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8.5cm" style:rel-column-width="32767*"/>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833cm" style:rel-column-width="10922*"/>
    </style:style>
    <style:style style:name="Tableau6.A1" style:family="table-cell">
      <style:table-cell-properties fo:padding="0.097cm" fo:border-left="0.002cm solid #000000" fo:border-right="none" fo:border-top="0.002cm solid #000000" fo:border-bottom="0.002cm solid #000000"/>
    </style:style>
    <style:style style:name="Tableau6.F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color="#000000" style:font-name="Calibri" fo:font-size="11pt" style:font-size-asian="11pt" style:font-name-complex="Calibri" style:font-size-complex="11pt"/>
    </style:style>
    <style:style style:name="P6" style:family="paragraph" style:parent-style-name="Standard">
      <style:paragraph-properties fo:text-align="start" style:justify-single-word="false" style:snap-to-layout-grid="false"/>
      <style:text-properties fo:color="#000000" style:font-name="Calibri" fo:font-size="11pt" style:font-size-asian="11pt" style:font-name-complex="Calibri" style:font-size-complex="11pt"/>
    </style:style>
    <style:style style:name="P7" style:family="paragraph" style:parent-style-name="Standard">
      <style:paragraph-properties fo:text-align="center" style:justify-single-word="false"/>
      <style:text-properties fo:color="#000000" style:font-name="Calibri" fo:font-size="11pt" style:font-size-asian="11pt" style:font-name-complex="Calibri" style:font-size-complex="11pt"/>
    </style:style>
    <style:style style:name="P8" style:family="paragraph" style:parent-style-name="Standard">
      <style:paragraph-properties fo:text-align="center" style:justify-single-word="false" style:snap-to-layout-grid="false"/>
      <style:text-properties fo:color="#000000" style:font-name="Calibri" fo:font-size="11pt" style:font-size-asian="11pt" style:font-name-complex="Calibri" style:font-size-complex="11pt"/>
    </style:style>
    <style:style style:name="P9" style:family="paragraph" style:parent-style-name="Standard">
      <style:paragraph-properties fo:text-align="center" style:justify-single-word="false"/>
      <style:text-properties fo:color="#000000" style:font-name="Calibri" fo:font-size="11pt" fo:font-weight="bold" style:font-size-asian="11pt" style:font-weight-asian="bold" style:font-name-complex="Calibri" style:font-size-complex="11pt" style:font-weight-complex="bold"/>
    </style:style>
    <style:style style:name="P10" style:family="paragraph" style:parent-style-name="Standard">
      <style:paragraph-properties fo:text-align="center" style:justify-single-word="false" style:snap-to-layout-grid="false"/>
      <style:text-properties fo:color="#000000" style:font-name="Calibri" fo:font-size="10pt" style:font-size-asian="10pt" style:font-name-complex="Calibri"/>
    </style:style>
    <style:style style:name="P11" style:family="paragraph" style:parent-style-name="Standard">
      <style:paragraph-properties fo:text-align="start" style:justify-single-word="false"/>
      <style:text-properties fo:color="#000000" style:font-name="Calibri" fo:font-size="8pt" style:font-size-asian="8pt" style:font-name-complex="Calibri" style:font-size-complex="8pt"/>
    </style:style>
    <style:style style:name="P12" style:family="paragraph" style:parent-style-name="Standard">
      <style:paragraph-properties fo:text-align="start" style:justify-single-word="false" style:snap-to-layout-grid="false"/>
      <style:text-properties fo:color="#000000" style:font-name="Calibri" fo:font-size="8pt" style:font-size-asian="8pt" style:font-name-complex="Calibri" style:font-size-complex="8pt"/>
    </style:style>
    <style:style style:name="P13" style:family="paragraph" style:parent-style-name="Standard" style:list-style-name="L1"/>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00" style:font-name="Calibri" fo:font-size="11pt" fo:font-weight="bold" style:font-size-asian="11pt" style:font-weight-asian="bold" style:font-name-complex="Calibri" style:font-size-complex="11pt" style:font-weight-complex="bold"/>
    </style:style>
    <style:style style:name="T3" style:family="text">
      <style:text-properties fo:color="#000000" style:font-name="Calibri" fo:font-size="11pt" fo:font-style="italic" fo:font-weight="bold" style:font-size-asian="11pt" style:font-style-asian="italic" style:font-weight-asian="bold" style:font-name-complex="Calibri" style:font-size-complex="11pt" style:font-style-complex="italic" style:font-weight-complex="bold"/>
    </style:style>
    <style:style style:name="T4" style:family="text">
      <style:text-properties fo:color="#000000" style:font-name="Calibri" fo:font-size="11pt" fo:font-style="italic"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gestion sur les opérations de l’exercice clos le ../../....</text:p>
      <text:p text:style-name="Standard"/>
      <text:p text:style-name="Standard">Société ….</text:p>
      <text:p text:style-name="Standard">[Forme juridique] au capital de ….. €</text:p>
      <text:p text:style-name="Standard">Siège social : ………</text:p>
      <text:p text:style-name="Standard">RCS ……. </text:p>
      <text:p text:style-name="Standard"/>
      <text:p text:style-name="Standard"/>
      <text:p text:style-name="Standard">Mesdames, Messieurs,</text:p>
      <text:p text:style-name="Standard"/>
      <text:p text:style-name="Standard">Vu les articles L123-12 à L123-24 du Code de commerce,</text:p>
      <text:p text:style-name="Standard">Vu les articles L232-1 à L232-26 du Code de commerce,</text:p>
      <text:p text:style-name="Standard">Vu les articles L244-1 à L244-4 du Code de commerce,</text:p>
      <text:p text:style-name="Standard">Vu la LOI n° 2018-727 du 10 août 2018 pour un Etat au service d'une société de confiance,</text:p>
      <text:p text:style-name="Standard">Vu les articles L441-6-1 et D441-4 du Code de commerce,</text:p>
      <text:p text:style-name="Standard">Vu les articles L441-1 à L441-16 du Code de commerce,</text:p>
      <text:p text:style-name="Standard"/>
      <text:p text:style-name="Standard"/>
      <text:p text:style-name="Standard">J’ai l’honneur de vous présenter mon rapport de gestion sur les opérations de l’exercice clos le ... , ainsi que sur les comptes annuels (bilan, compte de résultat et annexes) dudit exercice soumis aujourd’hui avec mon approbation.</text:p>
      <text:p text:style-name="Standard"/>
      <text:p text:style-name="Standard"/>
      <text:p text:style-name="P4">Article : Présentation des états financiers et activité de la société au cours de l’exercice</text:p>
      <text:p text:style-name="Standard"/>
      <text:p text:style-name="Standard">Je vous précise que les états financiers qui vous sont présentés ne comportent aucune modification, en ce qui concerne la présentation des comptes et les méthodes d’évaluation, par rapport à l’exercice précédent.</text:p>
      <text:p text:style-name="Standard"/>
      <text:p text:style-name="Standard">Les comptes annuels que je soumets avec mon approbation ont été établis conformément aux règles de présentation et aux méthodes d'évaluation prévues par la réglementation en vigueur par l'Autorité des normes comptables en vertu de l'ordonnance n° 2009-79 du 22 janvier 2009 créant l'Autorité des normes comptables et du décret n° 2010-56 du 15 janvier 2010 relatif à l'Autorité des normes comptables.</text:p>
      <text:p text:style-name="Standard"/>
      <text:p text:style-name="Standard">Au cours de cet exercice, la société a réalisé un chiffre d'affaires hors taxes s'élevant à <text:s/>... €.</text:p>
      <text:p text:style-name="Standard"/>
      <text:p text:style-name="Standard">Ce chiffre d'affaires hors taxes est constitué de:</text:p>
      <text:p text:style-name="Standard"/>
      <table:table table:name="Tableau4" table:style-name="Tableau4">
        <table:table-column table:style-name="Tableau4.A" table:number-columns-repeated="2"/>
        <table:table-row>
          <table:table-cell table:style-name="Tableau4.A1" office:value-type="string">
            <text:p text:style-name="P1">Ventes de marchandises [€]</text:p>
          </table:table-cell>
          <table:table-cell table:style-name="Tableau4.B1" office:value-type="string">
            <text:p text:style-name="Table_20_Contents"/>
          </table:table-cell>
        </table:table-row>
        <table:table-row>
          <table:table-cell table:style-name="Tableau4.A2" office:value-type="string">
            <text:list xml:id="list2970306147950015287" text:style-name="L1">
              <text:list-header>
                <text:p text:style-name="P3">Autres prestations facturées (prestations de services informatique) [€]</text:p>
              </text:list-header>
            </text:list>
          </table:table-cell>
          <table:table-cell table:style-name="Tableau4.B2" office:value-type="string">
            <text:p text:style-name="Table_20_Contents"/>
          </table:table-cell>
        </table:table-row>
        <table:table-row>
          <table:table-cell table:style-name="Tableau4.A2" office:value-type="string">
            <text:list xml:id="list37773652" text:continue-numbering="true" text:style-name="L1">
              <text:list-header>
                <text:p text:style-name="P13">Les autres produits d'exploitation [€]</text:p>
              </text:list-header>
            </text:list>
          </table:table-cell>
          <table:table-cell table:style-name="Tableau4.B2" office:value-type="string">
            <text:p text:style-name="Table_20_Contents"/>
          </table:table-cell>
        </table:table-row>
      </table:table>
      <text:p text:style-name="Standard"/>
      <text:p text:style-name="Standard"/>
      <text:p text:style-name="Standard">En ce qui concerne les charges d'exploitation, elles se décomposent comme suit :</text:p>
      <text:p text:style-name="Standard"/>
      <table:table table:name="Tableau5" table:style-name="Tableau5">
        <table:table-column table:style-name="Tableau5.A" table:number-columns-repeated="2"/>
        <table:table-row>
          <table:table-cell table:style-name="Tableau5.A1" office:value-type="string">
            <text:p text:style-name="Standard">Achats [€]</text:p>
          </table:table-cell>
          <table:table-cell table:style-name="Tableau5.B1" office:value-type="string">
            <text:p text:style-name="Table_20_Contents"/>
          </table:table-cell>
        </table:table-row>
        <table:table-row>
          <table:table-cell table:style-name="Tableau5.A2" office:value-type="string">
            <text:p text:style-name="Standard">Autres charges relatives à des prestations externes [€]</text:p>
          </table:table-cell>
          <table:table-cell table:style-name="Tableau5.B2" office:value-type="string">
            <text:p text:style-name="Table_20_Contents"/>
          </table:table-cell>
        </table:table-row>
        <text:soft-page-break/>
        <table:table-row>
          <table:table-cell table:style-name="Tableau5.A2" office:value-type="string">
            <text:p text:style-name="Standard">Charges de personnel [€]</text:p>
          </table:table-cell>
          <table:table-cell table:style-name="Tableau5.B2" office:value-type="string">
            <text:p text:style-name="Table_20_Contents"/>
          </table:table-cell>
        </table:table-row>
        <table:table-row>
          <table:table-cell table:style-name="Tableau5.A2" office:value-type="string">
            <text:p text:style-name="Standard">Dotation aux amortissements [€]</text:p>
          </table:table-cell>
          <table:table-cell table:style-name="Tableau5.B2" office:value-type="string">
            <text:p text:style-name="Table_20_Contents"/>
          </table:table-cell>
        </table:table-row>
        <table:table-row>
          <table:table-cell table:style-name="Tableau5.A2" office:value-type="string">
            <text:p text:style-name="Standard">Impôts et taxes [€]</text:p>
          </table:table-cell>
          <table:table-cell table:style-name="Tableau5.B2" office:value-type="string">
            <text:p text:style-name="Table_20_Contents"/>
          </table:table-cell>
        </table:table-row>
        <table:table-row>
          <table:table-cell table:style-name="Tableau5.A2" office:value-type="string">
            <text:p text:style-name="Standard">Dotation aux provisions [€]</text:p>
          </table:table-cell>
          <table:table-cell table:style-name="Tableau5.B2" office:value-type="string">
            <text:p text:style-name="Table_20_Contents"/>
          </table:table-cell>
        </table:table-row>
      </table:table>
      <text:p text:style-name="Standard"/>
      <text:p text:style-name="Standard"/>
      <text:p text:style-name="Standard">Il en résulte que le résultat d'exploitation s'élève à ... <text:s/>€. </text:p>
      <text:p text:style-name="Standard">Ce montant est [en accroissement ou en diminution] de ... <text:s/>% par rapport à celui de l'exercice précédent.</text:p>
      <text:p text:style-name="Standard">Cette évolution s'explique par </text:p>
      <text:p text:style-name="Standard"/>
      <text:p text:style-name="Standard">Il résulte de ces éléments que le résultat courant avant impôt s'élève à ... €.</text:p>
      <text:p text:style-name="Standard"/>
      <text:p text:style-name="Standard">Enfin, le résultat exceptionnel s'élève à ... € dont le montant des charges exceptionnelles s'élève à ... € et le montant des produits <text:s/>exceptionnels s'élève à ... €.</text:p>
      <text:p text:style-name="Standard"/>
      <text:p text:style-name="Standard">Il résulte de ces éléments que le résultat net réalisé par votre société au cours de cet exercice s'élève à ... <text:s/>€. Par rapport à celui de l'exercice précédent, ce résultat est [en progression / en baisse] de ... %.</text:p>
      <text:p text:style-name="Standard"/>
      <text:p text:style-name="Standard">L'actif immobilisé s'élève à ... <text:s/>€.</text:p>
      <text:p text:style-name="Standard">Il est constitué :</text:p>
      <text:list xml:id="list6572803523264100750" text:style-name="L3">
        <text:list-item>
          <text:p text:style-name="P14">des immobilisations que votre société possédait au début de l'exercice et dont la valeur nette comptable s'élève à ... €,</text:p>
        </text:list-item>
        <text:list-item>
          <text:p text:style-name="P14">des immobilisations qui ont été acquises en cours d'exercice pour un montant de ... €.</text:p>
        </text:list-item>
      </text:list>
      <text:p text:style-name="Standard"/>
      <text:p text:style-name="Standard">L'actif circulant s'élève à ... €.</text:p>
      <text:p text:style-name="Standard"/>
      <text:p text:style-name="Standard">En ce qui concerne l'évolution du passif, il convient d'indiquer que :</text:p>
      <text:p text:style-name="Standard"/>
      <text:list xml:id="list3831867321497413626" text:style-name="L4">
        <text:list-item>
          <text:p text:style-name="P15">après prise en compte du résultat, les fonds propres se décomposent ainsi :</text:p>
        </text:list-item>
      </text:list>
      <table:table table:name="Tableau2" table:style-name="Tableau2">
        <table:table-column table:style-name="Tableau2.A" table:number-columns-repeated="4"/>
        <table:table-row>
          <table:table-cell table:style-name="Tableau2.A1" office:value-type="string">
            <text:p text:style-name="Table_20_Contents">Poste</text:p>
          </table:table-cell>
          <table:table-cell table:style-name="Tableau2.A1" office:value-type="string">
            <text:p text:style-name="Table_20_Contents">Exercice N</text:p>
          </table:table-cell>
          <table:table-cell table:style-name="Tableau2.A1" office:value-type="string">
            <text:p text:style-name="Table_20_Contents">Exercice N-1</text:p>
          </table:table-cell>
          <table:table-cell table:style-name="Tableau2.D1" office:value-type="string">
            <text:p text:style-name="Table_20_Contents">Évolution au cours de <text:s/>l'exercice N par rapport à l'exercice N-1</text:p>
          </table:table-cell>
        </table:table-row>
        <table:table-row>
          <table:table-cell table:style-name="Tableau2.A2" office:value-type="string">
            <text:p text:style-name="Table_20_Contents">Capital social</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Réserve légale</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Réserve statutaire</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Autres réserve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Report à nouveau</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Résultat de l'exercice</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Total des fonds propre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Standard"/>
      <text:list xml:id="list1059261751964357618" text:style-name="L5">
        <text:list-item>
          <text:p text:style-name="P16">en ce qui concerne les autres postes du passif, ils se décomposent comme suit :</text:p>
        </text:list-item>
      </text:list>
      <table:table table:name="Tableau3" table:style-name="Tableau3">
        <table:table-column table:style-name="Tableau3.A" table:number-columns-repeated="4"/>
        <table:table-row>
          <table:table-cell table:style-name="Tableau3.A1" office:value-type="string">
            <text:p text:style-name="Table_20_Contents">Poste</text:p>
          </table:table-cell>
          <table:table-cell table:style-name="Tableau3.A1" office:value-type="string">
            <text:p text:style-name="Table_20_Contents">Exercice N</text:p>
          </table:table-cell>
          <table:table-cell table:style-name="Tableau3.A1" office:value-type="string">
            <text:p text:style-name="Table_20_Contents">Exercice N-1</text:p>
          </table:table-cell>
          <table:table-cell table:style-name="Tableau3.D1" office:value-type="string">
            <text:p text:style-name="Table_20_Contents">Évolution au cours de <text:s/>l'exercice N par rapport à l'exercice N-1</text:p>
          </table:table-cell>
        </table:table-row>
        <text:soft-page-break/>
        <table:table-row>
          <table:table-cell table:style-name="Tableau3.A2" office:value-type="string">
            <text:p text:style-name="Table_20_Contents">Emprunts bancaires à long et moyen terme</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row>
          <table:table-cell table:style-name="Tableau3.A2" office:value-type="string">
            <text:p text:style-name="Table_20_Contents">Dettes bancaires à court terme</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row>
          <table:table-cell table:style-name="Tableau3.A2" office:value-type="string">
            <text:p text:style-name="Table_20_Contents">Dettes envers les fournisseurs</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row>
          <table:table-cell table:style-name="Tableau3.A2" office:value-type="string">
            <text:p text:style-name="Table_20_Contents">Dettes fiscales et sociales</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row>
          <table:table-cell table:style-name="Tableau3.A2" office:value-type="string">
            <text:p text:style-name="Table_20_Contents">Autres dettes</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
      <text:p text:style-name="Standard"/>
      <text:p text:style-name="Standard">Conformément aux articles L. 441-6-1 et D. 441-4 du Code de commerce, je vous informe qu’à la clôture de l’exercice, les dettes fournisseurs et clients échues se présentent comme suit.</text:p>
      <text:p text:style-name="Standard"/>
      <text:p text:style-name="Standard"/>
      <table:table table:name="Tableau1" table:style-name="Tableau1">
        <table:table-column table:style-name="Tableau1.A"/>
        <table:table-column table:style-name="Tableau1.B" table:number-columns-repeated="11"/>
        <table:table-column table:style-name="Tableau1.M"/>
        <table:table-column table:style-name="Tableau1.N"/>
        <table:table-row table:style-name="Tableau1.1">
          <table:table-cell table:style-name="Tableau1.A1" office:value-type="string">
            <text:p text:style-name="P5">Réglementation</text:p>
          </table:table-cell>
          <table:table-cell table:style-name="Tableau1.B1" table:number-columns-spanned="6" office:value-type="string">
            <text:p text:style-name="P1"><text:span text:style-name="T2">Article D.441 I. 1° : Factures</text:span><text:span text:style-name="T3"> </text:span><text:span text:style-name="T4">reçues</text:span><text:span text:style-name="T2"> non réglées à la date de clôture de l'exercice dont le terme est échu</text:span></text:p>
          </table:table-cell>
          <table:covered-table-cell/>
          <table:covered-table-cell/>
          <table:covered-table-cell/>
          <table:covered-table-cell/>
          <table:covered-table-cell/>
          <table:table-cell table:style-name="Tableau1.H1" table:number-columns-spanned="7" office:value-type="string">
            <text:p text:style-name="P1"><text:span text:style-name="T2">Article D.441 I. 1° : Factures </text:span><text:span text:style-name="T4">émises</text:span><text:span text:style-name="T2"> non réglées à la date de clôture de l'exercice dont le terme est échu</text:span></text:p>
          </table:table-cell>
          <table:covered-table-cell/>
          <table:covered-table-cell/>
          <table:covered-table-cell/>
          <table:covered-table-cell/>
          <table:covered-table-cell/>
          <table:covered-table-cell/>
        </table:table-row>
        <table:table-row table:style-name="Tableau1.2">
          <table:table-cell table:style-name="Tableau1.A2" office:value-type="string">
            <text:p text:style-name="P5">Délais</text:p>
          </table:table-cell>
          <table:table-cell table:style-name="Tableau1.B2" office:value-type="string">
            <text:p text:style-name="P7">0 jour</text:p>
          </table:table-cell>
          <table:table-cell table:style-name="Tableau1.C2" office:value-type="string">
            <text:p text:style-name="P7">1 à 30</text:p>
          </table:table-cell>
          <table:table-cell table:style-name="Tableau1.C2" office:value-type="string">
            <text:p text:style-name="P7">31 à 60</text:p>
          </table:table-cell>
          <table:table-cell table:style-name="Tableau1.C2" office:value-type="string">
            <text:p text:style-name="P7">61 à 90</text:p>
          </table:table-cell>
          <table:table-cell table:style-name="Tableau1.C2" office:value-type="string">
            <text:p text:style-name="P7">91 et plus</text:p>
          </table:table-cell>
          <table:table-cell table:style-name="Tableau1.C2" office:value-type="string">
            <text:p text:style-name="P7">Total</text:p>
          </table:table-cell>
          <table:table-cell table:style-name="Tableau1.B2" office:value-type="string">
            <text:p text:style-name="P7">0 jour</text:p>
          </table:table-cell>
          <table:table-cell table:style-name="Tableau1.C2" office:value-type="string">
            <text:p text:style-name="P7">1 à 30</text:p>
          </table:table-cell>
          <table:table-cell table:style-name="Tableau1.C2" office:value-type="string">
            <text:p text:style-name="P7">31 à 60</text:p>
          </table:table-cell>
          <table:table-cell table:style-name="Tableau1.C2" office:value-type="string">
            <text:p text:style-name="P7">61 à 90</text:p>
          </table:table-cell>
          <table:table-cell table:style-name="Tableau1.C2" office:value-type="string">
            <text:p text:style-name="P7">91 et plus</text:p>
          </table:table-cell>
          <table:table-cell table:style-name="Tableau1.M2" table:number-columns-spanned="2" office:value-type="string">
            <text:p text:style-name="P7">Total</text:p>
          </table:table-cell>
          <table:covered-table-cell/>
        </table:table-row>
        <table:table-row table:style-name="Tableau1.3">
          <table:table-cell table:style-name="Tableau1.A3" table:number-columns-spanned="14" office:value-type="string">
            <text:p text:style-name="P9">(A) Tranches de retard de paie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
          <table:table-cell table:style-name="Tableau1.B2" office:value-type="string">
            <text:p text:style-name="P5">Nombre de factures concernées</text:p>
          </table:table-cell>
          <table:table-cell table:style-name="Tableau1.B2"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2" office:value-type="string">
            <text:p text:style-name="P7"/>
          </table:table-cell>
          <table:table-cell table:style-name="Tableau1.B2" office:value-type="string">
            <text:p text:style-name="P8"/>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M2" table:number-columns-spanned="2" office:value-type="string">
            <text:p text:style-name="P8"/>
          </table:table-cell>
          <table:covered-table-cell/>
        </table:table-row>
        <table:table-row table:style-name="Tableau1.4">
          <table:table-cell table:style-name="Tableau1.B2" office:value-type="string">
            <text:p text:style-name="P5">Montant total des factures concernées (HT)</text:p>
          </table:table-cell>
          <table:table-cell table:style-name="Tableau1.B5" table:number-columns-spanned="6" office:value-type="string">
            <text:p text:style-name="P10"/>
          </table:table-cell>
          <table:covered-table-cell/>
          <table:covered-table-cell/>
          <table:covered-table-cell/>
          <table:covered-table-cell/>
          <table:covered-table-cell/>
          <table:table-cell table:style-name="Tableau1.B2" office:value-type="string">
            <text:p text:style-name="P8"/>
          </table:table-cell>
          <table:table-cell table:style-name="Tableau1.C2" office:value-type="string">
            <text:p text:style-name="P8"/>
          </table:table-cell>
          <table:table-cell table:style-name="Tableau1.C2" office:value-type="string">
            <text:p text:style-name="P8"/>
          </table:table-cell>
          <table:table-cell table:style-name="Tableau1.C2" office:value-type="string">
            <text:p text:style-name="P7"/>
          </table:table-cell>
          <table:table-cell table:style-name="Tableau1.C2" office:value-type="string">
            <text:p text:style-name="P7"/>
          </table:table-cell>
          <table:table-cell table:style-name="Tableau1.M2" table:number-columns-spanned="2" office:value-type="string">
            <text:p text:style-name="P8"/>
          </table:table-cell>
          <table:covered-table-cell/>
        </table:table-row>
        <table:table-row table:style-name="Tableau1.4">
          <table:table-cell table:style-name="Tableau1.B2" office:value-type="string">
            <text:p text:style-name="P5">Pourcentage du montant des achats HT de l'exercice</text:p>
          </table:table-cell>
          <table:table-cell table:style-name="Tableau1.B2" office:value-type="string">
            <text:p text:style-name="P7"/>
          </table:table-cell>
          <table:table-cell table:style-name="Tableau1.C2" office:value-type="string">
            <text:p text:style-name="P7"/>
          </table:table-cell>
          <table:table-cell table:style-name="Tableau1.C2" office:value-type="string">
            <text:p text:style-name="P7"/>
          </table:table-cell>
          <table:table-cell table:style-name="Tableau1.C2" office:value-type="string">
            <text:p text:style-name="P7"/>
          </table:table-cell>
          <table:table-cell table:style-name="Tableau1.C2" office:value-type="string">
            <text:p text:style-name="P7"/>
          </table:table-cell>
          <table:table-cell table:style-name="Tableau1.C2" office:value-type="string">
            <text:p text:style-name="P7"/>
          </table:table-cell>
          <table:table-cell table:style-name="Tableau1.A2"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C4" office:value-type="string">
            <text:p text:style-name="P7"/>
          </table:table-cell>
          <table:table-cell table:style-name="Tableau1.M6" table:number-columns-spanned="2" office:value-type="string">
            <text:p text:style-name="P7"> </text:p>
          </table:table-cell>
          <table:covered-table-cell/>
        </table:table-row>
        <table:table-row table:style-name="Tableau1.4">
          <table:table-cell table:style-name="Tableau1.B2" office:value-type="string">
            <text:p text:style-name="P5">Pourcentage du chiffre d'affaires HT de l'exercice</text:p>
          </table:table-cell>
          <table:table-cell table:style-name="Tableau1.A2" office:value-type="string">
            <text:p text:style-name="P7"> </text:p>
          </table:table-cell>
          <table:table-cell table:style-name="Tableau1.C4" office:value-type="string">
            <text:p text:style-name="P7"> </text:p>
          </table:table-cell>
          <table:table-cell table:style-name="Tableau1.C4" office:value-type="string">
            <text:p text:style-name="P7"> </text:p>
          </table:table-cell>
          <table:table-cell table:style-name="Tableau1.C4" office:value-type="string">
            <text:p text:style-name="P7"> </text:p>
          </table:table-cell>
          <table:table-cell table:style-name="Tableau1.C4" office:value-type="string">
            <text:p text:style-name="P7"> </text:p>
          </table:table-cell>
          <table:table-cell table:style-name="Tableau1.C4" office:value-type="string">
            <text:p text:style-name="P7"> </text:p>
          </table:table-cell>
          <table:table-cell table:style-name="Tableau1.B2" office:value-type="string">
            <text:p text:style-name="P8"/>
          </table:table-cell>
          <table:table-cell table:style-name="Tableau1.C2" office:value-type="string">
            <text:p text:style-name="P7"> </text:p>
          </table:table-cell>
          <table:table-cell table:style-name="Tableau1.C2" office:value-type="string">
            <text:p text:style-name="P7"> </text:p>
          </table:table-cell>
          <table:table-cell table:style-name="Tableau1.C2" office:value-type="string">
            <text:p text:style-name="P7"> </text:p>
          </table:table-cell>
          <table:table-cell table:style-name="Tableau1.C2" office:value-type="string">
            <text:p text:style-name="P7"> </text:p>
          </table:table-cell>
          <table:table-cell table:style-name="Tableau1.B2" office:value-type="string">
            <text:p text:style-name="P8"/>
          </table:table-cell>
          <table:table-cell table:style-name="Tableau1.B2" office:value-type="string">
            <text:p text:style-name="Textformatvorlage"/>
          </table:table-cell>
        </table:table-row>
        <table:table-row table:style-name="Tableau1.3">
          <table:table-cell table:style-name="Tableau1.A3" table:number-columns-spanned="14" office:value-type="string">
            <text:p text:style-name="P9">(B) Factures exlues du (A) rematives à des dettes et créances litigieuses ou non comptabilisé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B2" office:value-type="string">
            <text:p text:style-name="P5">Nombre de factures exclues</text:p>
          </table:table-cell>
          <table:table-cell table:style-name="Tableau1.B5" table:number-columns-spanned="6" office:value-type="string">
            <text:p text:style-name="P10"/>
          </table:table-cell>
          <table:covered-table-cell/>
          <table:covered-table-cell/>
          <table:covered-table-cell/>
          <table:covered-table-cell/>
          <table:covered-table-cell/>
          <table:table-cell table:style-name="Tableau1.H9" table:number-columns-spanned="7" office:value-type="string">
            <text:p text:style-name="P10"/>
          </table:table-cell>
          <table:covered-table-cell/>
          <table:covered-table-cell/>
          <table:covered-table-cell/>
          <table:covered-table-cell/>
          <table:covered-table-cell/>
          <table:covered-table-cell/>
        </table:table-row>
        <table:table-row table:style-name="Tableau1.2">
          <table:table-cell table:style-name="Tableau1.B2" office:value-type="string">
            <text:p text:style-name="P5">Montant total des factures exclues</text:p>
          </table:table-cell>
          <table:table-cell table:style-name="Tableau1.B5" table:number-columns-spanned="6" office:value-type="string">
            <text:p text:style-name="P10"/>
          </table:table-cell>
          <table:covered-table-cell/>
          <table:covered-table-cell/>
          <table:covered-table-cell/>
          <table:covered-table-cell/>
          <table:covered-table-cell/>
          <table:table-cell table:style-name="Tableau1.H9" table:number-columns-spanned="7" office:value-type="string">
            <text:p text:style-name="P10"/>
          </table:table-cell>
          <table:covered-table-cell/>
          <table:covered-table-cell/>
          <table:covered-table-cell/>
          <table:covered-table-cell/>
          <table:covered-table-cell/>
          <table:covered-table-cell/>
        </table:table-row>
        <table:table-row table:style-name="Tableau1.3">
          <table:table-cell table:style-name="Tableau1.H9" table:number-columns-spanned="14" office:value-type="string">
            <text:p text:style-name="P9">(C) Délais de paiement de référence utilisés (Contractuel ou délai légal - article L441-6 ou article L443-1 du code de commer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A12" table:number-rows-spanned="2" office:value-type="string">
            <text:p text:style-name="P5">Délais de paiement utilisés pour le calcul des retard de paiement</text:p>
          </table:table-cell>
          <table:table-cell table:style-name="Tableau1.B5" table:number-columns-spanned="6" office:value-type="string">
            <text:p text:style-name="P12"/>
          </table:table-cell>
          <table:covered-table-cell/>
          <table:covered-table-cell/>
          <table:covered-table-cell/>
          <table:covered-table-cell/>
          <table:covered-table-cell/>
          <table:table-cell table:style-name="Tableau1.H9" table:number-columns-spanned="7" office:value-type="string">
            <text:p text:style-name="P12"/>
          </table:table-cell>
          <table:covered-table-cell/>
          <table:covered-table-cell/>
          <table:covered-table-cell/>
          <table:covered-table-cell/>
          <table:covered-table-cell/>
          <table:covered-table-cell/>
        </table:table-row>
        <table:table-row table:style-name="Tableau1.13">
          <table:covered-table-cell/>
          <table:table-cell table:style-name="Tableau1.A12" table:number-columns-spanned="6" office:value-type="string">
            <text:p text:style-name="P11">Délais légaux : <text:s/>30 Jours.</text:p>
          </table:table-cell>
          <table:covered-table-cell/>
          <table:covered-table-cell/>
          <table:covered-table-cell/>
          <table:covered-table-cell/>
          <table:covered-table-cell/>
          <table:table-cell table:style-name="Tableau1.H13" table:number-columns-spanned="7" office:value-type="string">
            <text:p text:style-name="P11">Délais légaux : 30 jours</text:p>
          </table:table-cell>
          <table:covered-table-cell/>
          <table:covered-table-cell/>
          <table:covered-table-cell/>
          <table:covered-table-cell/>
          <table:covered-table-cell/>
          <table:covered-table-cell/>
        </table:table-row>
      </table:table>
      <text:p text:style-name="Standard"/>
      <text:p text:style-name="Standard"/>
      <text:p text:style-name="P2"><text:soft-page-break/><text:span text:style-name="T1">Article : Evolution prévisible et perspectives d’avenir</text:span></text:p>
      <text:p text:style-name="P2"/>
      <text:p text:style-name="P2">Pour l’exercice à venir, je prévois une [croissance ou décroissance] de notre chiffre d’affaires de l’ordre de … à … <text:s/>%.</text:p>
      <text:p text:style-name="P2"/>
      <text:p text:style-name="P2"/>
      <text:p text:style-name="P4">Article : Evénements importants survenus depuis la clôture de l’exercice</text:p>
      <text:p text:style-name="P2"/>
      <text:p text:style-name="P2">Depuis la date de clôture de l'exercice, la survenance [d'aucun événement important n'est à signaler] ou, [des événements suivants sont à signaler : …]</text:p>
      <text:p text:style-name="P2"/>
      <text:p text:style-name="P2"/>
      <text:p text:style-name="P4">Article : Activités de recherche et développement</text:p>
      <text:p text:style-name="P2"/>
      <text:p text:style-name="P2">La société n'a pas mené d'activités de recherche et développement pour cet exercice.</text:p>
      <text:p text:style-name="P2"/>
      <text:p text:style-name="P2">Ou </text:p>
      <text:p text:style-name="P2"/>
      <text:p text:style-name="P2">La société n'a pas mené d'activités de recherche et développement pour cet exercice.</text:p>
      <text:p text:style-name="P2"/>
      <text:p text:style-name="P2"/>
      <text:p text:style-name="P4">Article : Prise de participations</text:p>
      <text:p text:style-name="P2"/>
      <text:p text:style-name="P2">Je vous signale que la société a pris, au cours de l’exercice, une participation de … euros dans le capital de la société….</text:p>
      <text:p text:style-name="P2"/>
      <text:p text:style-name="P2">Ou</text:p>
      <text:p text:style-name="P2"/>
      <text:p text:style-name="P2">Je vous signale que la société n'a pas pris de participations au cours de l’exercice.</text:p>
      <text:p text:style-name="P2"/>
      <text:p text:style-name="P2"/>
      <text:p text:style-name="P4">Article : Filiales et participations</text:p>
      <text:p text:style-name="P2"/>
      <text:p text:style-name="P2">Le tableau annexé au bilan vous donne toutes informations concernant l’activité des filiales et participations de la société.</text:p>
      <text:p text:style-name="P2"/>
      <text:p text:style-name="P2"/>
      <text:p text:style-name="P4">Article : Proposition d’affectation du résultat</text:p>
      <text:p text:style-name="P2"/>
      <text:p text:style-name="P2">Ainsi que vous pouvez le constater, déduction faite de toutes charges et de tous impôts et amortissements, les comptes qui vous sont présentés font ressortir un bénéfice (ou une perte) de …… euros.</text:p>
      <text:p text:style-name="P2"/>
      <text:p text:style-name="P2">Nous vous proposons de bien vouloir approuver les comptes annuels, bilan et <text:s/>compte de résultat tels qu'ils vous sont présentés et qui font apparaître un résultat de … €.</text:p>
      <text:p text:style-name="P2"/>
      <text:p text:style-name="P2">Nous vous proposons d’affecter le résultat de la manière suivante: </text:p>
      <text:p text:style-name="P2"/>
      <text:p text:style-name="P2">Après affectation du résultat de l'exercice, les capitaux propres de la société s'élèveront à la somme de … euros. [Si dividende : <text:s/>Le dividende sera mis en paiement à compter … (au plus tard dans les 9 mois de la clôture de l’exercice. Les dividendes versés à des associés personnes physiques, soit … bénéficient de l’abattement de 40 % prévu à l’article 158 al 3.2 du Code général des impôts.]</text:p>
      <text:p text:style-name="P2"><text:soft-page-break/></text:p>
      <text:p text:style-name="P2"/>
      <text:p text:style-name="P4">Article : Dividendes antérieurement distribués</text:p>
      <text:p text:style-name="P2"/>
      <text:p text:style-name="P2">Afin de nous conformer aux dispositions de l'article 243 bis du Code général des impôts, nous vous rappelons les distributions de dividendes décidées au titre des trois derniers exercices.</text:p>
      <text:p text:style-name="P2"/>
      <text:p text:style-name="P2">Selon les dispositions de l’article 243 bis du Code général des impôts, je vous rappelle que les sommes distribuées à titre de dividendes pour les trois exercices précédents ont été les suivants :</text:p>
      <text:p text:style-name="P2"/>
      <table:table table:name="Tableau6" table:style-name="Tableau6">
        <table:table-column table:style-name="Tableau6.A" table:number-columns-repeated="6"/>
        <table:table-row>
          <table:table-cell table:style-name="Tableau6.A1" office:value-type="string">
            <text:p text:style-name="P2">Exercice clos le</text:p>
          </table:table-cell>
          <table:table-cell table:style-name="Tableau6.A1" office:value-type="string">
            <text:p text:style-name="P17"/>
          </table:table-cell>
          <table:table-cell table:style-name="Tableau6.A1" office:value-type="string">
            <text:p text:style-name="P2">, le montant de dividendes distribués s'élève en euros à :</text:p>
          </table:table-cell>
          <table:table-cell table:style-name="Tableau6.A1" office:value-type="string">
            <text:p text:style-name="P17"/>
          </table:table-cell>
          <table:table-cell table:style-name="Tableau6.A1" office:value-type="string">
            <text:p text:style-name="P2">dont l'avoir fiscal correspondant s'élève en euros à :</text:p>
          </table:table-cell>
          <table:table-cell table:style-name="Tableau6.F1" office:value-type="string">
            <text:p text:style-name="P17"/>
          </table:table-cell>
        </table:table-row>
        <table:table-row>
          <table:table-cell table:style-name="Tableau6.A2" office:value-type="string">
            <text:p text:style-name="P2">Exercice clos le</text:p>
          </table:table-cell>
          <table:table-cell table:style-name="Tableau6.A2" office:value-type="string">
            <text:p text:style-name="P17"/>
          </table:table-cell>
          <table:table-cell table:style-name="Tableau6.A2" office:value-type="string">
            <text:p text:style-name="P2">, le montant de dividendes distribués s'élève en euros à :</text:p>
          </table:table-cell>
          <table:table-cell table:style-name="Tableau6.A2" office:value-type="string">
            <text:p text:style-name="P17"/>
          </table:table-cell>
          <table:table-cell table:style-name="Tableau6.A2" office:value-type="string">
            <text:p text:style-name="P2">dont l'avoir fiscal correspondant s'élève en euros à :</text:p>
          </table:table-cell>
          <table:table-cell table:style-name="Tableau6.F2" office:value-type="string">
            <text:p text:style-name="P17"/>
          </table:table-cell>
        </table:table-row>
        <table:table-row>
          <table:table-cell table:style-name="Tableau6.A2" office:value-type="string">
            <text:p text:style-name="P2">Exercice clos le</text:p>
          </table:table-cell>
          <table:table-cell table:style-name="Tableau6.A2" office:value-type="string">
            <text:p text:style-name="P17"/>
          </table:table-cell>
          <table:table-cell table:style-name="Tableau6.A2" office:value-type="string">
            <text:p text:style-name="P2">, le montant de dividendes distribués s'élève en euros à :</text:p>
          </table:table-cell>
          <table:table-cell table:style-name="Tableau6.A2" office:value-type="string">
            <text:p text:style-name="P17"/>
          </table:table-cell>
          <table:table-cell table:style-name="Tableau6.A2" office:value-type="string">
            <text:p text:style-name="P2">dont l'avoir fiscal correspondant s'élève en euros à :</text:p>
          </table:table-cell>
          <table:table-cell table:style-name="Tableau6.F2" office:value-type="string">
            <text:p text:style-name="P17"/>
          </table:table-cell>
        </table:table-row>
      </table:table>
      <text:p text:style-name="P2"/>
      <text:p text:style-name="P2"/>
      <text:p text:style-name="P2">Ou</text:p>
      <text:p text:style-name="P2"/>
      <text:p text:style-name="P2">Selon les dispositions de l’article 243 bis du Code général des impôts, je vous rappelle qu’il n’a été procédé à aucune distribution de dividendes au titre des trois exercices précédents.</text:p>
      <text:p text:style-name="P2"/>
      <text:p text:style-name="P2"/>
      <text:p text:style-name="P4">Article : Dépenses non déductibles fiscalement</text:p>
      <text:p text:style-name="P2"/>
      <text:p text:style-name="P2">Conformément aux dispositions de l’article 223 quater du code général des impôts, je vous signale que les comptes de l’exercice écoulé prennent en charge une somme de ... €, correspondant à des dépenses non déductibles du résultat fiscal au regard de l’article 39-4 du même code.</text:p>
      <text:p text:style-name="P2"/>
      <text:p text:style-name="P2">Ou </text:p>
      <text:p text:style-name="P2"/>
      <text:p text:style-name="P2">Je vous précise que les comptes de l’exercice écoulé ne prennent pas en charge de dépenses non déductibles du résultat fiscal selon l’article 39 (4°) du même code.</text:p>
      <text:p text:style-name="P2"/>
      <text:p text:style-name="P2">Conformément aux dispositions des articles 223 quater et 223 quinquies du Code général des impôts, nous vous précisons que les comptes de l'exercice écoulé [ne prennent pas en charge de dépenses non admises dans les charges déductibles du résultat fiscal] ou [prennent en charges des dépenses non admises dans les charges déductibles du résultat fiscal pour un montant de … € et que l’impôt supporté en raison de ces dépenses s’élève à … €].</text:p>
      <text:p text:style-name="P2"/>
      <text:p text:style-name="P2"/>
      <text:p text:style-name="P2"><text:soft-page-break/><text:span text:style-name="T1">Article : Résolutions proposées et conventions réglementées</text:span></text:p>
      <text:p text:style-name="P2"/>
      <text:p text:style-name="P2">Je vous demande de prendre connaissance des conventions concernées détaillées dans le rapport du Gérant (du Président) et d’approuver lesdites conventions.</text:p>
      <text:p text:style-name="P2"/>
      <text:p text:style-name="P2">Ou</text:p>
      <text:p text:style-name="P2"/>
      <text:p text:style-name="P2">Je vous informe de l’absence de conventions réglementées.</text:p>
      <text:p text:style-name="P2"/>
      <text:p text:style-name="P2"/>
      <text:p text:style-name="P4">Conclusion</text:p>
      <text:p text:style-name="P2"/>
      <text:p text:style-name="P2">J’espère que les résolutions qui vous sont proposées recevront votre agrément et que vous voudrez bien donner quitus de ma gestion à votre Président pour l’exercice écoulé.</text:p>
      <text:p text:style-name="P2"/>
      <text:p text:style-name="P2"/>
      <text:p text:style-name="P2">Fait à …</text:p>
      <text:p text:style-name="P2">Le …</text:p>
      <text:p text:style-name="P2">Le Prés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4M42S</meta:editing-duration>
    <meta:editing-cycles>14</meta:editing-cycles>
    <meta:generator>OpenOffice/4.1.8$Win32 OpenOffice.org_project/418m3$Build-9803</meta:generator>
    <dc:date>2020-11-15T17:54:28.42</dc:date>
    <dc:creator>Jason Aloyau</dc:creator>
    <meta:document-statistic meta:table-count="6" meta:image-count="0" meta:object-count="0" meta:page-count="6" meta:paragraph-count="149" meta:word-count="1515" meta:character-count="9039"/>
    <meta:user-defined meta:name="Info 1"/>
    <meta:user-defined meta:name="Info 2"/>
    <meta:user-defined meta:name="Info 3"/>
    <meta:user-defined meta:name="Info 4"/>
  </office:meta>
</office:document-meta>
</file>